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L=0)</text:p>
          </table:table-cell>
          <table:table-cell/>
          <table:table-cell office:value-type="string" calcext:value-type="string">
            <text:p>p(L=1)</text:p>
          </table:table-cell>
          <table:table-cell table:number-columns-repeated="2"/>
          <table:table-cell office:value-type="string" calcext:value-type="string">
            <text:p>H(L)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  <table:table-cell table:formula="of:=-[.A3]*LOG([.A3];2)-[.C3]*LOG([.C3];2)"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H=0)</text:p>
          </table:table-cell>
          <table:table-cell/>
          <table:table-cell office:value-type="string" calcext:value-type="string">
            <text:p>p(H=1)</text:p>
          </table:table-cell>
          <table:table-cell table:number-columns-repeated="2"/>
          <table:table-cell office:value-type="string" calcext:value-type="string">
            <text:p>H(H)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formula="of:=-[.A6]*LOG([.A6];2)-[.C6]*LOG([.C6];2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S=0)</text:p>
          </table:table-cell>
          <table:table-cell/>
          <table:table-cell office:value-type="string" calcext:value-type="string">
            <text:p>p(S=1)</text:p>
          </table:table-cell>
          <table:table-cell table:number-columns-repeated="2"/>
          <table:table-cell office:value-type="string" calcext:value-type="string">
            <text:p>H(S)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formula="of:=-[.A9]*LOG([.A9];2)-[.C9]*LOG([.C9];2)"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H=0, L=0)</text:p>
          </table:table-cell>
          <table:table-cell office:value-type="string" calcext:value-type="string">
            <text:p>p(H=0,L=1)</text:p>
          </table:table-cell>
          <table:table-cell office:value-type="string" calcext:value-type="string">
            <text:p>p(H=1, L=0)</text:p>
          </table:table-cell>
          <table:table-cell office:value-type="string" calcext:value-type="string">
            <text:p>p(H=1, L=1)</text:p>
          </table:table-cell>
          <table:table-cell/>
          <table:table-cell office:value-type="string" calcext:value-type="string">
            <text:p>H(L|H)</text:p>
          </table:table-cell>
          <table:table-cell/>
          <table:table-cell office:value-type="string" calcext:value-type="string">
            <text:p>IG(L|H)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-[.A12]*LOG([.A12]/[.A6];2) - [.B12]*LOG([.B12]/[.A6];2) - [.C12]*LOG([.C12]/[.C6];2) - [.D12]*LOG([.D12]/[.C6];2)" office:value-type="float" office:value="0.801609497059027" calcext:value-type="float">
            <text:p>0.8016094971</text:p>
          </table:table-cell>
          <table:table-cell/>
          <table:table-cell table:formula="of:=[.F$3]-[.F12]" office:value-type="float" office:value="0.00966862740010543" calcext:value-type="float">
            <text:p>0.00966862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S=0, L=0)</text:p>
          </table:table-cell>
          <table:table-cell office:value-type="string" calcext:value-type="string">
            <text:p>p(S=0,L=1)</text:p>
          </table:table-cell>
          <table:table-cell office:value-type="string" calcext:value-type="string">
            <text:p>p(S=1, L=0)</text:p>
          </table:table-cell>
          <table:table-cell office:value-type="string" calcext:value-type="string">
            <text:p>p(S=1, L=1)</text:p>
          </table:table-cell>
          <table:table-cell/>
          <table:table-cell office:value-type="string" calcext:value-type="string">
            <text:p>H(L|S)</text:p>
          </table:table-cell>
          <table:table-cell/>
          <table:table-cell office:value-type="string" calcext:value-type="string">
            <text:p>IG(L|S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-[.A15]*LOG([.A15]/[.A9];2) - [.B15]*LOG([.B15]/[.A9];2) - [.C15]*LOG([.C15]/[.C9];2) - [.D15]*LOG([.D15]/[.C9];2)" office:value-type="float" office:value="0.807962580177716" calcext:value-type="float">
            <text:p>0.8079625802</text:p>
          </table:table-cell>
          <table:table-cell/>
          <table:table-cell table:formula="of:=[.F$3]-[.F15]" office:value-type="float" office:value="0.00331554428141689" calcext:value-type="float">
            <text:p>0.003315544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HUL=0)</text:p>
          </table:table-cell>
          <table:table-cell/>
          <table:table-cell office:value-type="string" calcext:value-type="string">
            <text:p>p(HUL=1)</text:p>
          </table:table-cell>
          <table:table-cell table:number-columns-repeated="5"/>
        </table:table-row>
        <table:table-row table:style-name="ro1">
          <table:table-cell table:formula="of:=1-[.C18]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HUL=0, L=0)</text:p>
          </table:table-cell>
          <table:table-cell office:value-type="string" calcext:value-type="string">
            <text:p>p(HUL=0,L=1)</text:p>
          </table:table-cell>
          <table:table-cell office:value-type="string" calcext:value-type="string">
            <text:p>p(HUL=1, L=0)</text:p>
          </table:table-cell>
          <table:table-cell office:value-type="string" calcext:value-type="string">
            <text:p>p(HUL=1, L=1)</text:p>
          </table:table-cell>
          <table:table-cell/>
          <table:table-cell office:value-type="string" calcext:value-type="string">
            <text:p>H(L|HUL)</text:p>
          </table:table-cell>
          <table:table-cell/>
          <table:table-cell office:value-type="string" calcext:value-type="string">
            <text:p>IG(L|HUL)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-[.A21]*LOG([.A21]/[.A18];2)  - [.C21]*LOG([.C21]/[.C18];2) - [.D21]*LOG([.D21]/[.C18];2)" office:value-type="float" office:value="0.4441754683564" calcext:value-type="float">
            <text:p>0.4441754684</text:p>
          </table:table-cell>
          <table:table-cell/>
          <table:table-cell table:formula="of:=[.F$3]-[.F21]" office:value-type="float" office:value="0.367102656102733" calcext:value-type="float">
            <text:p>0.36710265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SUL=0)</text:p>
          </table:table-cell>
          <table:table-cell/>
          <table:table-cell office:value-type="string" calcext:value-type="string">
            <text:p>p(SUL=1)</text:p>
          </table:table-cell>
          <table:table-cell table:number-columns-repeated="5"/>
        </table:table-row>
        <table:table-row table:style-name="ro1">
          <table:table-cell table:formula="of:=1-[.C24]"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SUL=0, L=0)</text:p>
          </table:table-cell>
          <table:table-cell office:value-type="string" calcext:value-type="string">
            <text:p>p(SUL=0,L=1)</text:p>
          </table:table-cell>
          <table:table-cell office:value-type="string" calcext:value-type="string">
            <text:p>p(SUL=1, L=0)</text:p>
          </table:table-cell>
          <table:table-cell office:value-type="string" calcext:value-type="string">
            <text:p>p(SUL=1, L=1)</text:p>
          </table:table-cell>
          <table:table-cell/>
          <table:table-cell office:value-type="string" calcext:value-type="string">
            <text:p>H(L|SUL)</text:p>
          </table:table-cell>
          <table:table-cell/>
          <table:table-cell office:value-type="string" calcext:value-type="string">
            <text:p>IG(L|SUL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-[.A27]*LOG([.A27]/[.A24];2)  - [.C27]*LOG([.C27]/[.C24];2) - [.D27]*LOG([.D27]/[.C24];2)" office:value-type="float" office:value="0.269832053293611" calcext:value-type="float">
            <text:p>0.2698320533</text:p>
          </table:table-cell>
          <table:table-cell/>
          <table:table-cell table:formula="of:=[.F$3]-[.F27]" office:value-type="float" office:value="0.541446071165522" calcext:value-type="float">
            <text:p>0.54144607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H^L=0)</text:p>
          </table:table-cell>
          <table:table-cell/>
          <table:table-cell office:value-type="string" calcext:value-type="string">
            <text:p>p(H^L=1)</text:p>
          </table:table-cell>
          <table:table-cell table:number-columns-repeated="5"/>
        </table:table-row>
        <table:table-row table:style-name="ro1">
          <table:table-cell table:formula="of:=1-[.C30]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(H^L=0, L=0)</text:p>
          </table:table-cell>
          <table:table-cell office:value-type="string" calcext:value-type="string">
            <text:p>p(H^L=0,L=1)</text:p>
          </table:table-cell>
          <table:table-cell office:value-type="string" calcext:value-type="string">
            <text:p>p(H^L=1, L=0)</text:p>
          </table:table-cell>
          <table:table-cell office:value-type="string" calcext:value-type="string">
            <text:p>p(H^L=1, L=1)</text:p>
          </table:table-cell>
          <table:table-cell/>
          <table:table-cell office:value-type="string" calcext:value-type="string">
            <text:p>H(L|H^L)</text:p>
          </table:table-cell>
          <table:table-cell/>
          <table:table-cell office:value-type="string" calcext:value-type="string">
            <text:p>IG(L|H^L)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-[.A33]*LOG([.A33]/[.A30];2)  - [.C33]*LOG([.C33]/[.C30];2) - [.D33]*LOG([.D33]/[.C30];2)" office:value-type="float" office:value="0.4441754683564" calcext:value-type="float">
            <text:p>0.4441754684</text:p>
          </table:table-cell>
          <table:table-cell/>
          <table:table-cell table:formula="of:=[.F$3]-[.F33]" office:value-type="float" office:value="0.367102656102733" calcext:value-type="float">
            <text:p>0.3671026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5:52:41.580247071</meta:creation-date>
    <dc:date>2014-09-15T23:31:43.605895281</dc:date>
    <meta:editing-duration>PT6H34M28S</meta:editing-duration>
    <meta:editing-cycles>9</meta:editing-cycles>
    <meta:generator>LibreOffice/4.2.6.3$Linux_x86 LibreOffice_project/420m0$Build-3</meta:generator>
    <meta:document-statistic meta:table-count="1" meta:cell-count="90" meta:object-count="0"/>
  </office:meta>
</office:document-meta>
</file>